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fe2be" officeooo:paragraph-rsid="001fe2be"/>
    </style:style>
    <style:style style:name="P2" style:family="paragraph" style:parent-style-name="Standard">
      <style:text-properties officeooo:rsid="00214264" officeooo:paragraph-rsid="00214264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officeooo:rsid="00214264" officeooo:paragraph-rsid="00214264"/>
    </style:style>
    <style:style style:name="P5" style:family="paragraph" style:parent-style-name="Standard">
      <style:text-properties officeooo:rsid="0021b1b3" officeooo:paragraph-rsid="0021b1b3"/>
    </style:style>
    <style:style style:name="P6" style:family="paragraph" style:parent-style-name="Standard">
      <style:text-properties officeooo:rsid="0013430b" officeooo:paragraph-rsid="0021b1b3"/>
    </style:style>
    <style:style style:name="P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e2be"/>
    </style:style>
    <style:style style:name="T3" style:family="text">
      <style:text-properties style:text-underline-style="none"/>
    </style:style>
    <style:style style:name="T4" style:family="text">
      <style:text-properties officeooo:rsid="00214264"/>
    </style:style>
    <style:style style:name="T5" style:family="text">
      <style:text-properties officeooo:rsid="0021b1b3"/>
    </style:style>
    <style:style style:name="T6" style:family="text">
      <style:text-properties officeooo:rsid="001fe2be"/>
    </style:style>
    <style:style style:name="gr1" style:family="graphic">
      <style:graphic-properties draw:stroke="dash" draw:stroke-dash="Long_20_Dash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start="" draw:marker-end="Puntas_20_de_20_flecha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RELACIONAL - REYES MAGOS</text:p>
      <text:p text:style-name="Standard"/>
      <text:p text:style-name="Standard"/>
      <text:p text:style-name="Standard"><draw:line text:anchor-type="paragraph" draw:z-index="11" draw:name="Línea vertical 4" draw:style-name="gr3" draw:text-style-name="P7" svg:x1="2.461cm" svg:y1="0.563cm" svg:x2="2.427cm" svg:y2="0.369cm"><text:p/></draw:line><draw:line text:anchor-type="paragraph" draw:z-index="12" draw:name="Línea 8" draw:style-name="gr3" draw:text-style-name="P7" svg:x1="2.427cm" svg:y1="0.369cm" svg:x2="12.164cm" svg:y2="0.528cm"><text:p/></draw:line></text:p>
      <text:p text:style-name="P1"><draw:line text:anchor-type="paragraph" draw:z-index="13" draw:name="Línea 9" draw:style-name="gr2" draw:text-style-name="P7" svg:x1="12.164cm" svg:y1="0.016cm" svg:x2="12.153cm" svg:y2="0.97cm"><text:p/></draw:line>GRUPOS(<text:span text:style-name="T1">Barrio</text:span>, NumIntegrantes)</text:p>
      <text:p text:style-name="P1"><draw:line text:anchor-type="paragraph" draw:z-index="0" draw:name="Línea vertical 1" draw:style-name="gr3" draw:text-style-name="P7" svg:x1="2.372cm" svg:y1="0.034cm" svg:x2="2.372cm" svg:y2="0.466cm"><text:p/></draw:line><draw:line text:anchor-type="paragraph" draw:z-index="1" draw:name="Línea 1" draw:style-name="gr3" draw:text-style-name="P7" svg:x1="2.372cm" svg:y1="0.466cm" svg:x2="-0.309cm" svg:y2="0.429cm"><text:p/></draw:line><draw:line text:anchor-type="paragraph" draw:z-index="2" draw:name="Línea 2" draw:style-name="gr3" draw:text-style-name="P7" svg:x1="-0.309cm" svg:y1="0.429cm" svg:x2="-0.337cm" svg:y2="2.329cm"><text:p/></draw:line></text:p>
      <text:p text:style-name="P1"><draw:line text:anchor-type="paragraph" draw:z-index="17" draw:name="Línea 12" draw:style-name="gr1" draw:text-style-name="P7" svg:x1="2.886cm" svg:y1="0.482cm" svg:x2="6.167cm" svg:y2="0.535cm"><text:p/></draw:line>VECINOS(<text:span text:style-name="T1">DNI</text:span>, <text:span text:style-name="T3">DNIVecinoCaptador</text:span>, <text:span text:style-name="T3">Nombre</text:span>, Apellidos, ReyMago, Barrio)</text:p>
      <text:p text:style-name="P1"><draw:line text:anchor-type="paragraph" draw:z-index="8" draw:name="Línea 5" draw:style-name="gr3" draw:text-style-name="P7" svg:x1="2.23cm" svg:y1="0.023cm" svg:x2="2.241cm" svg:y2="0.33cm"><text:p/></draw:line><draw:line text:anchor-type="paragraph" draw:z-index="9" draw:name="Línea 6" draw:style-name="gr3" draw:text-style-name="P7" svg:x1="2.23cm" svg:y1="0.33cm" svg:x2="4.188cm" svg:y2="0.394cm"><text:p/></draw:line><draw:line text:anchor-type="paragraph" draw:z-index="10" draw:name="Línea 7" draw:style-name="gr4" draw:text-style-name="P7" svg:x1="4.188cm" svg:y1="0.393cm" svg:x2="4.177cm" svg:y2="-0.032cm"><text:p/></draw:line><draw:line text:anchor-type="paragraph" draw:z-index="14" draw:name="Línea horizontal 2" draw:style-name="gr1" draw:text-style-name="P7" svg:x1="11.617cm" svg:y1="0.041cm" svg:x2="12.605cm" svg:y2="0.041cm"><text:p/></draw:line></text:p>
      <text:p text:style-name="P1">EVENTOS(<text:span text:style-name="T1">Barrio</text:span>, <text:span text:style-name="T1">Fecha</text:span>, <text:span text:style-name="T1">Hora</text:span>, Ubicación)</text:p>
      <text:p text:style-name="P1"><draw:line text:anchor-type="paragraph" draw:z-index="3" draw:name="Línea 3" draw:style-name="gr3" draw:text-style-name="P7" svg:x1="-0.337cm" svg:y1="0.282cm" svg:x2="2.598cm" svg:y2="0.33cm"><text:p/></draw:line><draw:line text:anchor-type="paragraph" draw:z-index="4" draw:name="Línea vertical 2" draw:style-name="gr4" draw:text-style-name="P7" svg:x1="2.598cm" svg:y1="0.347cm" svg:x2="2.607cm" svg:y2="-0.062cm"><text:p/></draw:line><draw:line text:anchor-type="paragraph" draw:z-index="5" draw:name="Línea vertical 3" draw:style-name="gr3" draw:text-style-name="P7" svg:x1="2.824cm" svg:y1="-0.056cm" svg:x2="2.824cm" svg:y2="0.24cm"><text:p/></draw:line><draw:line text:anchor-type="paragraph" draw:z-index="6" draw:name="Línea horizontal 1" draw:style-name="gr3" draw:text-style-name="P7" svg:x1="2.824cm" svg:y1="0.24cm" svg:x2="7.685cm" svg:y2="0.268cm"><text:p/></draw:line><draw:line text:anchor-type="paragraph" draw:z-index="7" draw:name="Línea 4" draw:style-name="gr4" draw:text-style-name="P7" svg:x1="7.685cm" svg:y1="0.268cm" svg:x2="7.685cm" svg:y2="0.608cm"><text:p/></draw:line><draw:line text:anchor-type="paragraph" draw:z-index="15" draw:name="Línea 10" draw:style-name="gr1" draw:text-style-name="P7" svg:x1="3.009cm" svg:y1="0.076cm" svg:x2="2.004cm" svg:y2="0.094cm"><text:p/></draw:line></text:p>
      <text:p text:style-name="P1">NI<text:span text:style-name="T4">NI</text:span>OS(<text:span text:style-name="T1">ID</text:span>, Nombre, Direccion, Regalo, Barrio, Fecha, Hora)</text:p>
      <text:p text:style-name="P1"><draw:line text:anchor-type="paragraph" draw:z-index="16" draw:name="Línea 11" draw:style-name="gr1" draw:text-style-name="P7" svg:x1="6.978cm" svg:y1="0.058cm" svg:x2="10.1cm" svg:y2="0.093cm"><text:p/></draw:line></text:p>
      <text:p text:style-name="P2"/>
      <text:p text:style-name="P2">1FN → La BD está en 1FN porque no tiene atributos multivaluados</text:p>
      <text:p text:style-name="P2"/>
      <text:p text:style-name="P2">2FN → LA BD está en 2FN porque está en 1FN y además sus atributos dependen completamente de sus claves en cada tabla <text:span text:style-name="T5">(tienen una dependencia funcional completa de la clave)</text:span>.</text:p>
      <text:p text:style-name="P2"/>
      <text:p text:style-name="P2">3FN →A pesar de que haya atributas que puedan dar lugar a confusión, todas las tablas están en FN3 porque están en 2FN y no hay ningún atributo no clave que dependenda transitivamente de la clave primaria. <text:span text:style-name="T5">Es decir, no se cumple lo siguiente: </text:span></text:p>
      <text:p text:style-name="P6"/>
      <text:p text:style-name="P6"><text:tab/><text:tab/>X → Y <text:s text:c="17"/>Y → Z <text:s text:c="2"/><text:tab/><text:tab/>Y -/→ X</text:p>
      <text:p text:style-name="P2"/>
      <text:p text:style-name="P5">*es mas probable que no se cumpla 2fn en las tablas con claves compuestas</text:p>
      <text:p text:style-name="P5"/>
      <text:p text:style-name="P5"/>
      <text:p text:style-name="P5">EJEMPLO Si en el enunciado nos hubisen especificado que para cada barrio hay un mismo lugar para todos los eventos, existiria una dependencia parcial en la tabla EVENTOS:</text:p>
      <text:p text:style-name="P5"><text:tab/></text:p>
      <text:p text:style-name="P5"><text:tab/>Barrio → Ubicacion</text:p>
      <text:p text:style-name="P5"/>
      <text:p text:style-name="P5">Soloución: </text:p>
      <text:p text:style-name="P5"><text:tab/></text:p>
      <text:p text:style-name="P5"><text:tab/><text:span text:style-name="T6">EVENTOS(</text:span><text:span text:style-name="T2">Barrio</text:span><text:span text:style-name="T6">, </text:span><text:span text:style-name="T2">Fecha</text:span><text:span text:style-name="T6">, </text:span><text:span text:style-name="T2">Hora</text:span><text:span text:style-name="T6">)</text:span></text:p>
      <text:p text:style-name="P5"/>
      <text:p text:style-name="P5"><text:tab/>Ubicaciones(<text:span text:style-name="T1">Barrio</text:span>, Ubicacion)</text:p>
      <text:p text:style-name="P5"/>
      <text:p text:style-name="P5">Solucion Correcto:</text:p>
      <text:p text:style-name="P5"><text:tab/>GRUPOS(<text:span text:style-name="T1">Barrio</text:span>, NumIntegrantes, ubicacio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7T10:13:16.862000000</dc:date>
    <meta:editing-duration>PT4H39M54S</meta:editing-duration>
    <meta:editing-cycles>3</meta:editing-cycles>
    <meta:document-statistic meta:table-count="0" meta:image-count="0" meta:object-count="0" meta:page-count="1" meta:paragraph-count="19" meta:word-count="176" meta:character-count="1141" meta:non-whitespace-character-count="951"/>
  </office:meta>
</office:document-meta>
</file>